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1" svg:font-family="'Courier New'"/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" style:family="text">
      <style:text-properties fo:color="#660e7a" fo:font-weight="bold"/>
    </style:style>
    <style:style style:name="T3" style:family="text">
      <style:text-properties fo:color="#000080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plan Poker:</text:p>
      <text:p text:style-name="Standard"/>
      <text:p text:style-name="Standard">13.5. - 12.6.:</text:p>
      <text:p text:style-name="Standard"><text:tab/>– <text:span text:style-name="T1">App-Konzept</text:span></text:p>
      <text:p text:style-name="Standard"><text:span text:style-name="T1"><text:tab/>– </text:span><text:span text:style-name="T1">Arbeitspakete</text:span></text:p>
      <text:p text:style-name="Standard"><text:span text:style-name="T1"><text:tab/>– </text:span><text:span text:style-name="T1">Projektplan</text:span></text:p>
      <text:p text:style-name="Standard"><text:span text:style-name="T1"><text:tab/>– </text:span><text:span text:style-name="T1">geplanter Aufwand in Stunden</text:span></text:p>
      <text:p text:style-name="P1"><text:tab/>– Profilseite</text:p>
      <text:p text:style-name="P1"><text:tab/>– Achievements und Ranking</text:p>
      <text:p text:style-name="P1">12.6. - 19.6.:</text:p>
      <text:p text:style-name="P1"><text:tab/>– Spielregeln und Logik implementieren</text:p>
      <text:p text:style-name="P1"><text:tab/>– Freundesliste</text:p>
      <text:p text:style-name="Standard"><text:tab/>– Login + Registrierung</text:p>
      <text:p text:style-name="Standard"><text:tab/>– Settings</text:p>
      <text:p text:style-name="Standard">19.6. - 26.6.:</text:p>
      <text:p text:style-name="Standard"><text:tab/>– Lobby fertig</text:p>
      <text:p text:style-name="Standard"><text:tab/><text:tab/>– Liste von verfügbaren Lobbies</text:p>
      <text:p text:style-name="Standard"><text:tab/><text:tab/>– Grafische Anzeige einer Lobby</text:p>
      <text:p text:style-name="Standard"><text:tab/><text:tab/>– Spielstart</text:p>
      <text:p text:style-name="Standard">26.6. - 3.7.:</text:p>
      <text:p text:style-name="Standard"><text:tab/>– Vorbereitung auf Test</text:p>
      <text:p text:style-name="Standard">3.7. - 10.7.:</text:p>
      <text:p text:style-name="Standard"><text:tab/>– Sofwaredokumentation</text:p>
      <text:p text:style-name="Standard"><text:tab/>– Testing</text:p>
      <text:p text:style-name="Standard"><text:tab/>– Bugsfixes</text:p>
      <text:p text:style-name="Standard"><text:tab/></text:p>
      <text:p text:style-name="Standard">10.7. - 28.7.:</text:p>
      <text:p text:style-name="Standard"><text:tab/>–</text:p>
      <text:p text:style-name="Standard"/>
      <text:p text:style-name="Standard"/>
      <text:p text:style-name="Standard">Arbeitspakete:</text:p>
      <text:p text:style-name="Standard">1. Login, Registrierung (4 Stunden)</text:p>
      <text:p text:style-name="Standard"><text:tab/>– Funktionalität</text:p>
      <text:p text:style-name="Standard"><text:tab/>– Design</text:p>
      <text:p text:style-name="Standard">2. Profilseite, Settings (6 Stunden)</text:p>
      <text:p text:style-name="Standard"><text:tab/>– Funktionalität</text:p>
      <text:p text:style-name="Standard"><text:tab/>– Design</text:p>
      <text:p text:style-name="Standard"><text:tab/>– Achivements</text:p>
      <text:p text:style-name="Standard">3. Freundesliste (4 Stunden)</text:p>
      <text:p text:style-name="Standard"><text:tab/>– Funktionalität</text:p>
      <text:p text:style-name="Standard"><text:tab/>– Design</text:p>
      <text:p text:style-name="Standard"><text:tab/>– Ranking</text:p>
      <text:p text:style-name="Standard">4. Spielelobby (40 Stunden)</text:p>
      <text:p text:style-name="Standard"><text:tab/>– Design</text:p>
      <text:p text:style-name="Standard"><text:tab/>– Spielstart</text:p>
      <text:p text:style-name="Standard">5. Spielregeln und Logik (8 Stunden)</text:p>
      <text:p text:style-name="Standard">6. Tests, Bugs (4 Stunden)</text:p>
      <text:p text:style-name="Standard">7. Softwaredokumentation (30 Stunden)</text:p>
      <text:p text:style-name="Standard"/>
      <text:p text:style-name="Standard">Summe Arbeitsstunden: 96 Stund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1" svg:font-family="'Courier New'"/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8M27S</meta:editing-duration>
    <meta:editing-cycles>10</meta:editing-cycles>
    <meta:generator>OpenOffice/4.1.2$Win32 OpenOffice.org_project/412m3$Build-9782</meta:generator>
    <dc:date>2017-06-15T12:40:01.87</dc:date>
    <meta:document-statistic meta:table-count="0" meta:image-count="0" meta:object-count="0" meta:page-count="1" meta:paragraph-count="46" meta:word-count="134" meta:character-count="868"/>
    <meta:user-defined meta:name="Info 1"/>
    <meta:user-defined meta:name="Info 2"/>
    <meta:user-defined meta:name="Info 3"/>
    <meta:user-defined meta:name="Info 4"/>
  </office:meta>
</office:document-meta>
</file>